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Garamond Premr Pro" svg:font-family="'Garamond Premr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79e0e" officeooo:paragraph-rsid="00079e0e"/>
    </style:style>
    <style:style style:name="P2" style:family="paragraph" style:parent-style-name="Text_20_body" style:list-style-name="L1">
      <style:text-properties officeooo:rsid="00079e0e" officeooo:paragraph-rsid="00079e0e"/>
    </style:style>
    <style:style style:name="P3" style:family="paragraph" style:parent-style-name="Text_20_body" style:list-style-name="L1">
      <style:text-properties officeooo:rsid="00079e0e" officeooo:paragraph-rsid="000bb8b8"/>
    </style:style>
    <style:style style:name="P4" style:family="paragraph" style:parent-style-name="Text_20_body">
      <style:text-properties officeooo:rsid="000bb8b8" officeooo:paragraph-rsid="000bb8b8"/>
    </style:style>
    <style:style style:name="T1" style:family="text">
      <style:text-properties fo:color="#ff0000" fo:background-color="#ffff00" loext:char-shading-value="0"/>
    </style:style>
    <style:style style:name="T2" style:family="text">
      <style:text-properties officeooo:rsid="000bb8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untius D-Bus Interface Specification</text:p>
      <text:h text:style-name="Heading_20_1" text:outline-level="1">Version 0.1</text:h>
      <text:p text:style-name="P1">Copyright © 2014 Thomas B. Rücker</text:p>
      <text:p text:style-name="P1">This document is licensed under <text:span text:style-name="T1">TBD</text:span></text:p>
      <text:h text:style-name="Heading_20_1" text:outline-level="1">About</text:h>
      <text:p text:style-name="P1">The Nuntius push messaging interface specification is a standard D-Bus interface which aims to provide a consistent API for apps to interact with the Trusor push messaging service.</text:p>
      <text:h text:style-name="Heading_20_1" text:outline-level="1">Changes</text:h>
      <text:h text:style-name="Heading_20_1" text:outline-level="1">Corrections</text:h>
      <text:h text:style-name="Heading_20_1" text:outline-level="1">Bus Name Policy</text:h>
      <text:p text:style-name="P1">Each application must request a unique bus name which begins with <text:span text:style-name="T1">FIXME</text:span>. For example:</text:p>
      <text:list xml:id="list6188563585506378832" text:style-name="L1">
        <text:list-item>
          <text:p text:style-name="P2"><text:span text:style-name="T1">FIXME</text:span>.sailapp</text:p>
        </text:list-item>
        <text:list-item>
          <text:p text:style-name="P2"><text:span text:style-name="T1">FIXME</text:span>.otherapp</text:p>
        </text:list-item>
      </text:list>
      <text:p text:style-name="P4">This allows Nuntius to list available apps (either already running or which can be started via D-Bus activation).</text:p>
      <text:p text:style-name="P4">In the case where the app allows multiple instances running simulataneously, each additional instance should request a unique bus name, adding a dot and a unique identifier to its usual bus name, such as one based on a UNIX process ID. For example, this could be:</text:p>
      <text:list xml:id="list135213355702008" text:continue-numbering="true" text:style-name="L1">
        <text:list-item>
          <text:p text:style-name="P3"><text:span text:style-name="T1">FIXME</text:span>.otherapp.<text:span text:style-name="T2">instance2342</text:span></text:p>
        </text:list-item>
      </text:list>
      <text:p text:style-name="P4">Note: According to the D-Bus specification, the unique identifier “must only contain the ASCII characters '[A-Z][a-z][0-9]_-'” and “must not begin with a digit”.</text:p>
      <text:h text:style-name="Heading_20_1" text:outline-level="1">Entry point</text:h>
      <text:h text:style-name="Heading_20_1" text:outline-level="1">Interfac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Garamond Premr Pro" svg:font-family="'Garamond Premr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B. Rücker</meta:initial-creator>
    <meta:creation-date>2014-11-06T09:39:10.760002882</meta:creation-date>
    <dc:date>2014-11-06T13:52:12.078720993</dc:date>
    <dc:creator>Thomas B. Rücker</dc:creator>
    <meta:editing-duration>PT57M8S</meta:editing-duration>
    <meta:editing-cycles>4</meta:editing-cycles>
    <meta:generator>LibreOffice/4.3.1.2$Linux_X86_64 LibreOffice_project/430m0$Build-2</meta:generator>
    <meta:document-statistic meta:table-count="0" meta:image-count="0" meta:object-count="0" meta:page-count="1" meta:paragraph-count="18" meta:word-count="162" meta:character-count="1034" meta:non-whitespace-character-count="893"/>
  </office:meta>
</office:document-meta>
</file>